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66pt" style:text-underline-style="solid" style:text-underline-width="auto" style:text-underline-color="font-color" fo:font-weight="bold" officeooo:rsid="00172564" officeooo:paragraph-rsid="00172564" style:font-size-asian="66pt" style:font-weight-asian="bold" style:font-size-complex="6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bold" officeooo:rsid="00172564" officeooo:paragraph-rsid="0017256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172564" officeooo:paragraph-rsid="00172564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172564" officeooo:paragraph-rsid="00172564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172564" officeooo:paragraph-rsid="00182875" style:font-size-asian="14pt" style:font-weight-asian="normal" style:font-size-complex="16pt" style:font-weight-complex="normal"/>
    </style:style>
    <style:style style:name="T1" style:family="text">
      <style:text-properties officeooo:rsid="001824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orêt</text:span> <text:span text:style-name="T1">d’</text:span>Euvi</text:p>
      <text:p text:style-name="P2"/>
      <text:p text:style-name="P3"><text:tab/><text:span text:style-name="T1">La forêt d’Euvi est une petite forêt montagneuse, où il est difficile de s’y aventurer sans l’aide de bons Pokemons. Dans certains endroits, Flash sera primordiale.</text:span></text:p>
      <text:p text:style-name="P5"><text:s/>Cette forêt couverte et pleine d'insectes est très prisée des entomaniacs et des chercheurs de trésors.</text:p>
      <text:p text:style-name="P3"/>
      <text:p text:style-name="P3"/>
      <text:p text:style-name="P3">Pokemons possibles de rencontrer :</text:p>
      <text:p text:style-name="P3"/>
      <text:p text:style-name="P3">Commun : <text:span text:style-name="T1">Fantominus, Baudrives, Tenefixs, Chetiflors</text:span></text:p>
      <text:p text:style-name="P3"/>
      <text:p text:style-name="P3">Peu communs : <text:span text:style-name="T1">Spectrums, Catrouilles, Feuforêves, Sacdeneus, Mysterbes</text:span></text:p>
      <text:p text:style-name="P3"/>
      <text:p text:style-name="P3">Rares : <text:span text:style-name="T1">Fripoullis, Rattatas, Boustiflo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8:04:26.691369050</meta:creation-date>
    <dc:date>2016-11-09T15:48:04.221740720</dc:date>
    <meta:editing-duration>PT14M4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68" meta:character-count="478" meta:non-whitespace-character-count="415"/>
  </office:meta>
</office:document-meta>
</file>